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7">
      <style:graphic-properties draw:fill="none" draw:stroke="solid" svg:stroke-width="0.00694in" svg:stroke-color="#5b9bd5" draw:marker-end="a626" svg:stroke-opacity="100%" draw:stroke-linejoin="miter" svg:stroke-linecap="butt"/>
    </style:style>
    <style:style style:family="graphic" style:name="a629">
      <style:graphic-properties draw:fill="none" draw:stroke="solid" svg:stroke-width="0.00694in" svg:stroke-color="#5b9bd5" draw:marker-end="a628" svg:stroke-opacity="100%" draw:stroke-linejoin="miter" svg:stroke-linecap="butt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solid" draw:fill-color="#5b9bd5" draw:opacity="100%" draw:stroke="solid" svg:stroke-width="0.02778in" svg:stroke-color="#41719c" svg:stroke-opacity="100%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none" draw:stroke="solid" svg:stroke-width="0.00694in" svg:stroke-color="#5b9bd5" draw:marker-end="a635" svg:stroke-opacity="100%" draw:stroke-linejoin="miter" svg:stroke-linecap="butt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8">
      <style:graphic-properties draw:fill="none" draw:stroke="solid" svg:stroke-width="0.00694in" svg:stroke-color="#5b9bd5" draw:marker-end="a637" svg:stroke-opacity="100%" draw:stroke-linejoin="miter" svg:stroke-linecap="butt"/>
    </style:style>
    <style:style style:family="text" style:name="a5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draw:fill="none" draw:stroke="solid" svg:stroke-width="0.00694in" svg:stroke-color="#5b9bd5" draw:marker-end="a639" svg:stroke-opacity="100%" draw:stroke-linejoin="miter" svg:stroke-linecap="butt"/>
    </style:style>
    <style:style style:family="text" style:name="a5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2">
      <style:graphic-properties draw:fill="none" draw:stroke="solid" svg:stroke-width="0.00694in" svg:stroke-color="#5b9bd5" draw:marker-end="a641" svg:stroke-opacity="100%" draw:stroke-linejoin="miter" svg:stroke-linecap="butt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4">
      <style:graphic-properties draw:fill="none" draw:stroke="solid" svg:stroke-width="0.00694in" svg:stroke-color="#5b9bd5" draw:marker-end="a643" svg:stroke-opacity="100%" draw:stroke-linejoin="miter" svg:stroke-linecap="butt"/>
    </style:style>
    <style:style style:family="text" style:name="a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none" draw:stroke="solid" svg:stroke-width="0.00694in" svg:stroke-color="#5b9bd5" draw:marker-end="a645" svg:stroke-opacity="100%" draw:stroke-linejoin="miter" svg:stroke-linecap="butt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none" draw:stroke="solid" svg:stroke-width="0.00694in" svg:stroke-color="#5b9bd5" draw:marker-end="a647" svg:stroke-opacity="100%" draw:stroke-linejoin="miter" svg:stroke-linecap="butt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2">
      <style:graphic-properties draw:fill="none" draw:stroke="solid" svg:stroke-width="0.00694in" svg:stroke-color="#5b9bd5" draw:marker-end="a601" svg:stroke-opacity="100%" draw:stroke-linejoin="miter" svg:stroke-linecap="but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none" draw:stroke="solid" svg:stroke-width="0.00694in" svg:stroke-color="#5b9bd5" draw:marker-end="a649" svg:stroke-opacity="100%" draw:stroke-linejoin="miter" svg:stroke-linecap="but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4">
      <style:graphic-properties draw:fill="none" draw:stroke="solid" svg:stroke-width="0.00694in" svg:stroke-color="#5b9bd5" draw:marker-end="a613" svg:stroke-opacity="100%" draw:stroke-linejoin="miter" svg:stroke-linecap="butt"/>
    </style:style>
    <style:style style:family="graphic" style:name="a616">
      <style:graphic-properties draw:fill="none" draw:stroke="solid" svg:stroke-width="0.00694in" svg:stroke-color="#5b9bd5" draw:marker-end="a615" svg:stroke-opacity="100%" draw:stroke-linejoin="miter" svg:stroke-linecap="but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draw:fill="none" draw:stroke="solid" svg:stroke-width="0.00694in" svg:stroke-color="#5b9bd5" draw:marker-end="a660" svg:stroke-opacity="100%" draw:stroke-linejoin="miter" svg:stroke-linecap="butt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4">
      <style:graphic-properties draw:fill="none" draw:stroke="solid" svg:stroke-width="0.00694in" svg:stroke-color="#5b9bd5" draw:marker-end="a573" svg:stroke-opacity="100%" draw:stroke-linejoin="miter" svg:stroke-linecap="but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none" draw:stroke="solid" svg:stroke-width="0.00694in" svg:stroke-color="#5b9bd5" draw:marker-end="a665" svg:stroke-opacity="100%" draw:stroke-linejoin="miter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4" draw:style-name="a540" draw:master-page-name="Master1-Layout7-blank-En-blanco" presentation:presentation-page-layout-name="Master1-PPL7" draw:id="Slide-259">
        <draw:custom-shape svg:x="-0.0306in" svg:y="0in" svg:width="1.9506in" svg:height="8.24663in" draw:id="id73" draw:style-name="a543" draw:name="Rectángulo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-0.00056in" svg:width="11.05491in" svg:height="8.26772in" draw:id="id74" draw:style-name="a546" draw:name="Rectángulo 4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0.01114in" svg:width="1.9506in" svg:height="0.36499in" draw:id="id75" draw:style-name="a549" draw:name="Forma libre 7">
          <svg:title/>
          <svg:desc/>
          <text:p text:style-name="a548" text:class-names="" text:cond-style-name=""><text:span text:style-name="a547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2in" svg:y="0.01114in" svg:width="1.74in" svg:height="0.36499in" draw:id="id76" draw:style-name="a552" draw:name="Forma libre 8">
          <svg:title/>
          <svg:desc/>
          <text:p text:style-name="a551" text:class-names="" text:cond-style-name=""><text:span text:style-name="a550" text:class-names="">Jefe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7121in" svg:y="-0.00036in" svg:width="5.68417in" svg:height="0.37649in" draw:id="id77" draw:style-name="a556" draw:name="Forma libre 9">
          <svg:title/>
          <svg:desc/>
          <text:p text:style-name="a555" text:class-names="" text:cond-style-name=""><text:span text:style-name="a553" text:class-names="">Asesor de Servicios</text:span><text:span text:style-name="a5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6in" svg:y="-0.00036in" svg:width="5.70897in" svg:height="8.26772in" draw:id="id78" draw:style-name="a559" draw:name="Rectángulo 60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6031in" svg:y="1.32871in" svg:width="1.33625in" svg:height="0.72179in" draw:id="id79" draw:style-name="a562" draw:name="Forma libre 63">
          <svg:title/>
          <svg:desc/>
          <text:p text:style-name="a561" text:class-names="" text:cond-style-name=""><text:span text:style-name="a560" text:class-names="">Realiza el trabajo encargado. Registra el mismo en la composición de la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4147in" svg:y="3.04137in" svg:width="1.26552in" svg:height="0.68503in" draw:id="id80" draw:style-name="a565" draw:name="Forma libre 91">
          <svg:title/>
          <svg:desc/>
          <text:p text:style-name="a564" text:class-names="" text:cond-style-name=""><text:span text:style-name="a563" text:class-names="">Realiza el Control final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6897in" svg:y="0in" svg:width="1.64175in" svg:height="0.37613in" draw:id="id81" draw:style-name="a569" draw:name="Forma libre 34">
          <svg:title/>
          <svg:desc/>
          <text:p text:style-name="a568" text:class-names="" text:cond-style-name=""><text:span text:style-name="a566" text:class-names="">Gerente de Postventa</text:span><text:span text:style-name="a5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242in" svg:y="0.47502in" svg:width="1.20847in" svg:height="0.61399in" draw:id="id82" draw:style-name="a572" draw:name="Forma libre 38">
          <svg:title/>
          <svg:desc/>
          <text:p text:style-name="a571" text:class-names="" text:cond-style-name=""><text:span text:style-name="a570" text:class-names="">Recibe las piezas y firma el vale de repuest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40699in" svg:y1="3.38389in" draw:start-shape="id80" draw:start-glue-point="1" svg:x2="4.07616in" svg:y2="3.38388in" draw:end-shape="id83" draw:end-glue-point="3" draw:id="id84" draw:style-name="a574" draw:name="Conector recto de flecha 223">
          <svg:title/>
          <svg:desc/>
        </draw:connector>
        <draw:custom-shape svg:x="0.13945in" svg:y="2.94111in" svg:width="1.37795in" svg:height="0.88556in" draw:id="id85" draw:style-name="a578" draw:name="Forma libre 63">
          <svg:title/>
          <svg:desc/>
          <text:p text:style-name="a577" text:class-names="" text:cond-style-name=""><text:span text:style-name="a575" text:class-names="">Registra el diagnostico y las observaciones que considera. También registra los trabajos encargados y no realizados.</text:span><text:span text:style-name="a57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4498in" svg:y="2.2902in" svg:width="1.16691in" svg:height="0.46158in" draw:id="id86" draw:style-name="a582" draw:name="Forma libre 63">
          <svg:title/>
          <svg:desc/>
          <text:p text:style-name="a581" text:class-names="" text:cond-style-name=""><text:span text:style-name="a579" text:class-names="">Finaliza los trabajos.</text:span><text:span text:style-name="a58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07616in" svg:y="3.11158in" svg:width="1.25627in" svg:height="0.5446in" draw:id="id83" draw:style-name="a586" draw:name="Forma libre 108">
          <svg:title/>
          <svg:desc/>
          <text:p text:style-name="a585" text:class-names="" text:cond-style-name=""><text:span text:style-name="a583" text:class-names="">Recibe la orden de reparación y <text:s text:c="1"/></text:span><text:span text:style-name="a584" text:class-names="">la unidad para su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79334in" svg:y="3.11285in" svg:width="1.25627in" svg:height="0.5446in" draw:id="id87" draw:style-name="a589" draw:name="Forma libre 113">
          <svg:title/>
          <svg:desc/>
          <text:p text:style-name="a588" text:class-names="" text:cond-style-name=""><text:span text:style-name="a587" text:class-names="">Cierra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06919in" svg:y="4.92508in" svg:width="1.25627in" svg:height="0.70652in" draw:id="id88" draw:style-name="a596" draw:name="Forma libre 114">
          <svg:title/>
          <svg:desc/>
          <text:p text:style-name="a595" text:class-names="" text:cond-style-name=""><text:span text:style-name="a590" text:class-names="">L</text:span><text:span text:style-name="a591" text:class-names="">os trabajos no realizados s</text:span><text:span text:style-name="a592" text:class-names="">e</text:span><text:span text:style-name="a593" text:class-names=""><text:s text:c="1"/>imputan al centro de Trabajos no verificados.</text:span><text:span text:style-name="a5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5649in" svg:y="3.1881in" svg:width="1.48167in" svg:height="0.3937in" draw:id="id89" draw:style-name="a600" draw:name="Forma libre 120">
          <svg:title/>
          <svg:desc/>
          <text:p text:style-name="a599" text:class-names="" text:cond-style-name=""><text:span text:style-name="a597" text:class-names="">¿verifica trabajos no realizados?</text:span><text:span text:style-name="a598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6.69733in" svg:y1="3.5818in" draw:start-shape="id89" draw:start-glue-point="2" svg:x2="6.69733in" svg:y2="3.96141in" draw:end-shape="id90" draw:end-glue-point="0" draw:id="id91" draw:style-name="a602" draw:name="Conector recto de flecha 99">
          <svg:title/>
          <svg:desc/>
        </draw:connector>
        <draw:custom-shape svg:x="6.06919in" svg:y="6.0793in" svg:width="1.25627in" svg:height="0.69386in" draw:id="id92" draw:style-name="a607" draw:name="Forma libre 114">
          <svg:title/>
          <svg:desc/>
          <text:p text:style-name="a606" text:class-names="" text:cond-style-name=""><text:span text:style-name="a603" text:class-names="">Se registra</text:span><text:span text:style-name="a604" text:class-names="">n los trabajos pendientes para el cliente.</text:span><text:span text:style-name="a60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79334in" svg:y="3.96141in" svg:width="1.25627in" svg:height="0.5446in" draw:id="id93" draw:style-name="a612" draw:name="Forma libre 114">
          <svg:title/>
          <svg:desc/>
          <text:p text:style-name="a611" text:class-names="" text:cond-style-name=""><text:span text:style-name="a608" text:class-names="">Se envían</text:span><text:span text:style-name="a609" text:class-names=""><text:s text:c="1"/>a facturar los trabajos realizados con costo cliente.</text:span><text:span text:style-name="a61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82843in" svg:y1="2.75178in" draw:start-shape="id86" draw:start-glue-point="2" svg:x2="0.82843in" svg:y2="2.94111in" draw:end-shape="id85" draw:end-glue-point="0" draw:id="id94" draw:style-name="a614" draw:name="Conector recto de flecha 108">
          <svg:title/>
          <svg:desc/>
        </draw:connector>
        <draw:connector draw:type="line" svg:x1="6.69733in" svg:y1="5.6316in" draw:start-shape="id88" draw:start-glue-point="2" svg:x2="6.69733in" svg:y2="6.0793in" draw:end-shape="id92" draw:end-glue-point="0" draw:id="id95" draw:style-name="a616" draw:name="Conector recto de flecha 113">
          <svg:title/>
          <svg:desc/>
        </draw:connector>
        <draw:custom-shape svg:x="9.51123in" svg:y="4.94928in" svg:width="1.25627in" svg:height="0.65811in" draw:id="id96" draw:style-name="a620" draw:name="Forma libre 114">
          <svg:title/>
          <svg:desc/>
          <text:p text:style-name="a619" text:class-names="" text:cond-style-name=""><text:span text:style-name="a617" text:class-names="">Recibe notificación sobre trabajos no realizados.</text:span><text:span text:style-name="a6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06919in" svg:y="3.96141in" svg:width="1.25627in" svg:height="0.5447in" draw:id="id90" draw:style-name="a625" draw:name="Forma libre 114">
          <svg:title/>
          <svg:desc/>
          <text:p text:style-name="a624" text:class-names="" text:cond-style-name=""><text:span text:style-name="a621" text:class-names="">Selecciona ítems realizados y cierra parcialmente la orden</text:span><text:span text:style-name="a622" text:class-names="">.</text:span><text:span text:style-name="a62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82843in" svg:y1="2.0505in" draw:start-shape="id79" draw:start-glue-point="2" svg:x2="0.82843in" svg:y2="2.2902in" draw:end-shape="id86" draw:end-glue-point="0" draw:id="id97" draw:style-name="a627" draw:name="Conector recto de flecha 126">
          <svg:title/>
          <svg:desc/>
        </draw:connector>
        <draw:connector draw:type="line" svg:x1="0.82843in" svg:y1="1.08901in" draw:start-shape="id82" draw:start-glue-point="2" svg:x2="0.82843in" svg:y2="1.32871in" draw:end-shape="id79" draw:end-glue-point="0" draw:id="id98" draw:style-name="a629" draw:name="Conector recto de flecha 129">
          <svg:title/>
          <svg:desc/>
        </draw:connector>
        <draw:custom-shape svg:x="4.07616in" svg:y="6.0793in" svg:width="1.25627in" svg:height="0.69386in" draw:id="id99" draw:style-name="a634" draw:name="Forma libre 114">
          <svg:title/>
          <svg:desc/>
          <text:p text:style-name="a633" text:class-names="" text:cond-style-name=""><text:span text:style-name="a630" text:class-names="">Se documenta</text:span><text:span text:style-name="a631" text:class-names=""><text:s text:c="1"/>el mismo como una venta perdida.</text:span><text:span text:style-name="a63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06919in" svg:y1="6.42624in" draw:start-shape="id92" draw:start-glue-point="3" svg:x2="5.33243in" svg:y2="6.42623in" draw:end-shape="id99" draw:end-glue-point="1" draw:id="id100" draw:style-name="a636" draw:name="Conector recto de flecha 135">
          <svg:title/>
          <svg:desc/>
        </draw:connector>
        <draw:connector draw:type="line" svg:x1="7.32546in" svg:y1="4.23377in" draw:start-shape="id90" draw:start-glue-point="1" svg:x2="7.79334in" svg:y2="4.23371in" draw:end-shape="id93" draw:end-glue-point="3" draw:id="id101" draw:style-name="a638" draw:name="Conector recto de flecha 149">
          <svg:title/>
          <svg:desc/>
        </draw:connector>
        <draw:connector draw:type="line" svg:x1="7.43816in" svg:y1="3.38495in" draw:start-shape="id89" draw:start-glue-point="1" svg:x2="7.79334in" svg:y2="3.38515in" draw:end-shape="id87" draw:end-glue-point="3" draw:id="id102" draw:style-name="a640" draw:name="Conector recto de flecha 151">
          <svg:title/>
          <svg:desc/>
        </draw:connector>
        <draw:connector draw:type="line" svg:x1="8.42148in" svg:y1="3.65745in" draw:start-shape="id87" draw:start-glue-point="2" svg:x2="8.42148in" svg:y2="3.96141in" draw:end-shape="id93" draw:end-glue-point="0" draw:id="id103" draw:style-name="a642" draw:name="Conector recto de flecha 153">
          <svg:title/>
          <svg:desc/>
        </draw:connector>
        <draw:connector draw:type="line" svg:x1="6.69733in" svg:y1="4.50612in" draw:start-shape="id90" draw:start-glue-point="2" svg:x2="6.69733in" svg:y2="4.92508in" draw:end-shape="id88" draw:end-glue-point="0" draw:id="id104" draw:style-name="a644" draw:name="Conector recto de flecha 155">
          <svg:title/>
          <svg:desc/>
        </draw:connector>
        <draw:connector draw:type="line" svg:x1="7.32546in" svg:y1="5.27834in" draw:start-shape="id88" draw:start-glue-point="1" svg:x2="9.51123in" svg:y2="5.27834in" draw:end-shape="id96" draw:end-glue-point="3" draw:id="id105" draw:style-name="a646" draw:name="Conector recto de flecha 157">
          <svg:title/>
          <svg:desc/>
        </draw:connector>
        <draw:connector draw:type="line" svg:x1="1.5174in" svg:y1="3.38389in" draw:start-shape="id85" draw:start-glue-point="1" svg:x2="2.14147in" svg:y2="3.38389in" draw:end-shape="id80" draw:end-glue-point="3" draw:id="id106" draw:style-name="a648" draw:name="Conector recto de flecha 182">
          <svg:title/>
          <svg:desc/>
        </draw:connector>
        <draw:connector draw:type="line" svg:x1="5.33243in" svg:y1="3.38388in" draw:start-shape="id83" draw:start-glue-point="1" svg:x2="5.95649in" svg:y2="3.38495in" draw:end-shape="id89" draw:end-glue-point="3" draw:id="id107" draw:style-name="a650" draw:name="Conector recto de flecha 184">
          <svg:title/>
          <svg:desc/>
        </draw:connector>
        <draw:frame draw:id="id108" draw:style-name="a653" draw:name="CuadroTexto 174" svg:x="7.41243in" svg:y="3.15716in" svg:width="0.35433in" svg:height="0.27559in">
          <draw:text-box>
            <text:p text:style-name="a652" text:class-names="" text:cond-style-name=""><text:span text:style-name="a651" text:class-names="">NO</text:span></text:p>
          </draw:text-box>
          <svg:title/>
          <svg:desc/>
        </draw:frame>
        <draw:frame draw:id="id109" draw:style-name="a656" draw:name="CuadroTexto 175" svg:x="6.75317in" svg:y="3.61801in" svg:width="0.31457in" svg:height="0.20866in">
          <draw:text-box>
            <text:p text:style-name="a655" text:class-names="" text:cond-style-name=""><text:span text:style-name="a654" text:class-names="">SI</text:span></text:p>
          </draw:text-box>
          <svg:title/>
          <svg:desc/>
        </draw:frame>
        <draw:custom-shape svg:x="8.08501in" svg:y="4.77316in" svg:width="0.66667in" svg:height="0.26667in" draw:id="id110" draw:style-name="a659" draw:name="Terminador 205">
          <svg:title/>
          <svg:desc/>
          <text:p text:style-name="a658" text:class-names="" text:cond-style-name=""><text:span text:style-name="a657" text:class-names="">Fin</text:span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type="line" svg:x1="8.42148in" svg:y1="4.50601in" draw:start-shape="id93" draw:start-glue-point="2" svg:x2="8.41835in" svg:y2="4.77316in" draw:end-shape="id110" draw:end-glue-point="0" draw:id="id111" draw:style-name="a661" draw:name="Conector recto de flecha 207">
          <svg:title/>
          <svg:desc/>
        </draw:connector>
        <draw:custom-shape svg:x="4.37096in" svg:y="7.11999in" svg:width="0.66667in" svg:height="0.26667in" draw:id="id112" draw:style-name="a664" draw:name="Terminador 208">
          <svg:title/>
          <svg:desc/>
          <text:p text:style-name="a663" text:class-names="" text:cond-style-name=""><text:span text:style-name="a662" text:class-names="">Fin</text:span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type="line" svg:x1="4.7043in" svg:y1="6.77316in" draw:start-shape="id99" draw:start-glue-point="2" svg:x2="4.70429in" svg:y2="7.11999in" draw:end-shape="id112" draw:end-glue-point="0" draw:id="id113" draw:style-name="a666" draw:name="Conector recto de flecha 210">
          <svg:title/>
          <svg:desc/>
        </draw:connector>
        <presentation:notes draw:style-name="a672">
          <draw:frame draw:id="id114" draw:style-name="a669" draw:name="Marcador de número de diapositiva 6" svg:x="4.67953in" svg:y="11.10827in" svg:width="3.5878in" svg:height="0.58425in">
            <draw:text-box>
              <text:p text:style-name="a668" text:class-names="" text:cond-style-name=""><text:span text:style-name="a667" text:class-names=""><text:page-number style:num-format="1" text:fixed="false"/></text:span></text:p>
            </draw:text-box>
            <svg:title/>
            <svg:desc/>
          </draw:frame>
          <draw:frame draw:id="id115" presentation:style-name="a670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16" presentation:style-name="a671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49" svg:viewBox="0 0 20 30" svg:d="m10 0-10 30h20z"/>
    <draw:marker draw:name="a665" svg:viewBox="0 0 20 30" svg:d="m10 0-10 30h20z"/>
    <draw:marker draw:name="a601" svg:viewBox="0 0 20 30" svg:d="m10 0-10 30h20z"/>
    <draw:marker draw:name="a613" svg:viewBox="0 0 20 30" svg:d="m10 0-10 30h20z"/>
    <draw:marker draw:name="a615" svg:viewBox="0 0 20 30" svg:d="m10 0-10 30h20z"/>
    <draw:marker draw:name="a626" svg:viewBox="0 0 20 30" svg:d="m10 0-10 30h20z"/>
    <draw:marker draw:name="a573" svg:viewBox="0 0 20 30" svg:d="m10 0-10 30h20z"/>
    <draw:marker draw:name="a628" svg:viewBox="0 0 20 30" svg:d="m10 0-10 30h20z"/>
    <draw:marker draw:name="a635" svg:viewBox="0 0 20 30" svg:d="m10 0-10 30h20z"/>
    <draw:marker draw:name="a641" svg:viewBox="0 0 20 30" svg:d="m10 0-10 30h20z"/>
    <draw:marker draw:name="a637" svg:viewBox="0 0 20 30" svg:d="m10 0-10 30h20z"/>
    <draw:marker draw:name="a643" svg:viewBox="0 0 20 30" svg:d="m10 0-10 30h20z"/>
    <draw:marker draw:name="a639" svg:viewBox="0 0 20 30" svg:d="m10 0-10 30h20z"/>
    <draw:marker draw:name="a645" svg:viewBox="0 0 20 30" svg:d="m10 0-10 30h20z"/>
    <draw:marker draw:name="a647" svg:viewBox="0 0 20 30" svg:d="m10 0-10 30h20z"/>
    <draw:marker draw:name="a660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3-20T14:08:04Z</dc:date>
    <meta:editing-cycles>60</meta:editing-cycles>
    <meta:editing-duration>PT114129S</meta:editing-duration>
    <meta:document-statistic meta:paragraph-count="23" meta:word-count="149"/>
  </office:meta>
</office:document-meta>
</file>